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56e6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left="0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</style:style>
    <style:style style:name="P10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officeooo:paragraph-rsid="000656e6"/>
    </style:style>
    <style:style style:name="P11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officeooo:rsid="000656e6" officeooo:paragraph-rsid="000656e6"/>
    </style:style>
    <style:style style:name="P12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officeooo:rsid="000656e6" officeooo:paragraph-rsid="000656e6"/>
    </style:style>
    <style:style style:name="T1" style:family="text">
      <style:text-properties fo:color="#1155cc" loext:opacity="100%" style:text-underline-style="solid" style:text-underline-width="auto" style:text-underline-color="font-color" officeooo:rsid="000656e6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56e6" style:text-blinking="false" fo:background-color="transparent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officeooo:rsid="000656e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af37f60a-7fff-47f1-bafc-0f65a14f21be"/>ALS</text:h>
      <text:list text:style-name="L1">
        <text:list-item>
          <text:p text:style-name="P2">Simulate a micro grid storing solar power.</text:p>
        </text:list-item>
        <text:list-item>
          <text:p text:style-name="P2">Simulate a mesh network.</text:p>
        </text:list-item>
        <text:list-item>
          <text:p text:style-name="P2">Simulate peer-to-peer mobile and IoT network.</text:p>
        </text:list-item>
        <text:list-item>
          <text:p text:style-name="P2">Go processor to monitor weather.</text:p>
        </text:list-item>
        <text:list-item>
          <text:p text:style-name="P2">Go processor to predict natural disaster based on climate data.</text:p>
        </text:list-item>
        <text:list-item>
          <text:p text:style-name="P2">Go event processor to store weather and disaster prediction.</text:p>
        </text:list-item>
        <text:list-item>
          <text:p text:style-name="P2">Mobile app with built in messaging and integration with existing messaging&gt;</text:p>
        </text:list-item>
        <text:list-item>
          <text:p text:style-name="P2">Message cluster algorithm that populates a map with rescue requests.</text:p>
        </text:list-item>
        <text:list-item>
          <text:p text:style-name="P2">Dashboard to present the cluster to the rescuers.</text:p>
        </text:list-item>
        <text:list-item>
          <text:p text:style-name="P2">Rescuer mobile app to navigate to the victims.</text:p>
        </text:list-item>
      </text:list>
      <text:p text:style-name="Text_20_body"/>
      <text:p text:style-name="P3">Equipment</text:p>
      <text:list text:style-name="L2">
        <text:list-item>
          <text:p text:style-name="P4">5 mini solar panels</text:p>
        </text:list-item>
        <text:list-item>
          <text:p text:style-name="P4">3 usb solar panels</text:p>
        </text:list-item>
        <text:list-item>
          <text:p text:style-name="P4">3 adruino circuits</text:p>
        </text:list-item>
        <text:list-item>
          <text:p text:style-name="P4">1 soldering kit</text:p>
        </text:list-item>
        <text:list-item>
          <text:p text:style-name="P4">2 sets of adruino kits</text:p>
        </text:list-item>
        <text:list-item>
          <text:p text:style-name="P4">2 set of raspberry pi</text:p>
        </text:list-item>
        <text:list-item>
          <text:p text:style-name="P4">3 sets of radio antenna</text:p>
        </text:list-item>
      </text:list>
      <text:p text:style-name="Text_20_body"/>
      <text:p text:style-name="P3">Technologies:</text:p>
      <text:list text:style-name="L3">
        <text:list-item>
          <text:p text:style-name="P5">Raspberry PI</text:p>
        </text:list-item>
        <text:list-item>
          <text:p text:style-name="P5">Building firmware</text:p>
        </text:list-item>
        <text:list-item>
          <text:p text:style-name="P8"/>
        </text:list-item>
      </text:list>
      <text:p text:style-name="Text_20_body"/>
      <text:p text:style-name="P3">Some very good resources:</text:p>
      <text:list text:style-name="L4">
        <text:list-item>
          <text:p text:style-name="P9"><text:span text:style-name="T2"> </text:span><text:a xlink:type="simple" xlink:href="https://www.youtube.com/watch?v=zXTEWFb_6w4" text:style-name="Internet_20_link" text:visited-style-name="Visited_20_Internet_20_Link"><text:span text:style-name="T5">https://www.youtube.com/watch?v=zXTEWFb_6w4</text:span></text:a></text:p>
        </text:list-item>
        <text:list-item>
          <text:p text:style-name="P9"><text:span text:style-name="T3">Offgrid messaging using radio </text:span><text:a xlink:type="simple" xlink:href="https://www.youtube.com/watch?v=gqAsWtIjHUY" text:style-name="Internet_20_link" text:visited-style-name="Visited_20_Internet_20_Link"><text:span text:style-name="T5">https://www.youtube.com/watch?v=gqAsWtIjHUY</text:span></text:a><text:span text:style-name="T3"> </text:span></text:p>
        </text:list-item>
        <text:list-item>
          <text:p text:style-name="P9"><text:span text:style-name="T3">Offgrid wifi systems for voice communications </text:span><text:a xlink:type="simple" xlink:href="https://www.youtube.com/watch?v=clWJ78N1new" text:style-name="Internet_20_link" text:visited-style-name="Visited_20_Internet_20_Link"><text:span text:style-name="T5">https://www.youtube.com/watch?v=clWJ78N1new</text:span></text:a><text:span text:style-name="T3"> </text:span></text:p>
        </text:list-item>
      </text:list>
      <text:p text:style-name="Text_20_body"/>
      <text:p text:style-name="P3"/>
      <text:p text:style-name="P3"/>
      <text:p text:style-name="P7">Off Grid Mesh Network Device<text:line-break/><text:span text:style-name="T6">Source: </text:span><text:a xlink:type="simple" xlink:href="https://www.youtube.com/watch?v=zXTEWFb_6w4" text:style-name="Internet_20_link" text:visited-style-name="Visited_20_Internet_20_Link"><text:span text:style-name="T1">https://www.youtube.com/watch?v=zXTEWFb_6w4</text:span></text:a></text:p>
      <text:list text:style-name="L5">
        <text:list-item>
          <text:p text:style-name="P6">Send data using radio</text:p>
        </text:list-item>
        <text:list-item>
          <text:p text:style-name="P6">GoTenna Mesh</text:p>
        </text:list-item>
        <text:list-item>
          <text:p text:style-name="P6">Cater for low data functions like text messaging</text:p>
        </text:list-item>
        <text:list-item>
          <text:p text:style-name="P6">Connect to smartphone or computer using bluetooth and would require a specifically designed app to work.</text:p>
        </text:list-item>
        <text:list-item>
          <text:p text:style-name="P6">When users send a message, the data is transferred to the radio device using bluetooth which then broadcasts it over LoRa radio frequencies potentially reaching many kilometres.</text:p>
        </text:list-item>
        <text:list-item>
          <text:p text:style-name="P10"><text:span text:style-name="T4">Recipient connected to another radio device will listen on LoRa radio frequencies and will receive the message.</text:span></text:p>
        </text:list-item>
        <text:list-item>
          <text:p text:style-name="P11"><text:span text:style-name="T3">These devices can together work as a mesh network rebroadcasting messages.</text:span></text:p>
        </text:list-item>
        <text:list-item>
          <text:p text:style-name="P11"><text:span text:style-name="T3">A series of these devices and mobile phones can allow all the nodes to connect to internet through any one phone(the exit node)</text:span></text:p>
        </text:list-item>
        <text:list-item>
          <text:p text:style-name="P11"><text:span text:style-name="T3">Charging capabilities using solar energy.</text:span></text:p>
        </text:list-item>
        <text:list-item>
          <text:p text:style-name="P11"><text:span text:style-name="T3">Gps Tracking </text:span></text:p>
        </text:list-item>
      </text:list>
      <text:p text:style-name="P12"><text:span text:style-name="T3"/></text:p>
      <text:p text:style-name="P12"><text:span text:style-name="T3">Hardware:</text:span></text:p>
      <text:p text:style-name="P12"><text:span text:style-name="T3">1. Raspberry Pi 0 w (bluetooth for pairing with mobile phone and computers)</text:span></text:p>
      <text:p text:style-name="P12"><text:span text:style-name="T3">2. LoRa radio chip with antenna.</text:span></text:p>
      <text:p text:style-name="P12"><text:span text:style-name="T3">3. Gps chip that can be turned on or off using a swtich</text:span></text:p>
      <text:p text:style-name="P12"><text:span text:style-name="T3">4. Lipo battery – 2 or 3 thousand milliamp hours providing many hours of use on one charge</text:span></text:p>
      <text:p text:style-name="P12"><text:span text:style-name="T3">5. Solar panel for emegency charging.</text:span></text:p>
      <text:p text:style-name="P12"><text:span text:style-name="T3">6. DIY power bank pcb – these are charging board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24:10.145573553</meta:creation-date>
    <dc:date>2024-06-08T22:11:25.027188504</dc:date>
    <meta:editing-duration>PT9H40M23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2" meta:paragraph-count="45" meta:word-count="351" meta:character-count="2140" meta:non-whitespace-character-count="1860"/>
  </office:meta>
</office:document-meta>
</file>